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7400000922F2EA59E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5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.10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/>
    </style:style>
    <style:style style:name="ce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style:text-underline-style="none" fo:font-weight="bold" style:font-weight-asian="bold" style:font-weight-complex="bold"/>
    </style:style>
    <style:style style:name="ce10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2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4" style:family="table-cell" style:parent-style-name="Default">
      <style:table-cell-properties fo:border-bottom="0.002cm solid #000000" fo:background-color="#dddddd" style:cell-protect="none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5" style:family="table-cell" style:parent-style-name="Default">
      <style:table-cell-properties style:cell-protect="protected" style:print-content="tru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/>
    </style:style>
    <style:style style:name="ce17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1">
      <style:table-cell-properties fo:background-color="#dddddd" style:cell-protect="none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/>
    </style:style>
    <style:style style:name="ce23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/>
    </style:style>
    <style:style style:name="ce24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25" style:family="table-cell" style:parent-style-name="Default">
      <style:table-cell-properties fo:background-color="#dddddd" style:cell-protect="protected" style:print-content="true" style:text-align-source="fix" style:repeat-content="false" style:vertical-align="middle"/>
      <style:paragraph-properties fo:text-align="start" fo:margin-left="0.176cm"/>
      <style:text-properties style:font-name="Times New Roman"/>
    </style:style>
    <style:style style:name="ce26" style:family="table-cell" style:parent-style-name="Default">
      <style:table-cell-properties fo:border-bottom="0.002cm solid #000000" fo:background-color="#dddddd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.176cm"/>
      <style:text-properties style:font-name="Times New Roman"/>
    </style:style>
    <style:style style:name="ce27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">
      <style:table-cell-properties fo:background-color="#dddddd" style:cell-protect="protected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end" fo:margin-left="0cm"/>
      <style:text-properties style:font-name="Times New Roman"/>
    </style:style>
    <style:style style:name="ce30" style:family="table-cell" style:parent-style-name="Default">
      <style:table-cell-properties fo:background-color="#dddddd" style:cell-protect="none" style:print-content="true" style:text-align-source="fix" style:repeat-content="false" style:vertical-align="middle"/>
      <style:paragraph-properties fo:text-align="start" fo:margin-left="0.176cm"/>
      <style:text-properties style:font-name="Times New Roman"/>
    </style:style>
    <style:style style:name="ce31" style:family="table-cell" style:parent-style-name="Default">
      <style:table-cell-properties fo:background-color="#dddddd" style:cell-protect="none" style:print-content="true" style:text-align-source="fix" style:repeat-content="false" fo:border="none" style:vertical-align="middle"/>
      <style:paragraph-properties fo:text-align="start" fo:margin-left="0.176cm"/>
      <style:text-properties style:font-name="Times New Roman"/>
    </style:style>
    <style:style style:name="ce3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/>
    </style:style>
    <style:style style:name="ce33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4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6" style:family="table-cell" style:parent-style-name="Default">
      <style:table-cell-properties fo:border-bottom="0.002cm solid #000000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7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0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none" fo:background-color="#dddddd" style:cell-protect="protected" style:print-content="true" fo:border-left="0.002cm solid #000000" fo:border-right="none" fo:border-top="none"/>
    </style:style>
    <style:style style:name="ce42" style:family="table-cell" style:parent-style-name="Default" style:data-style-name="N1">
      <style:table-cell-properties fo:border-bottom="none" fo:background-color="#dddddd" style:cell-protect="protected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3" style:family="table-cell" style:parent-style-name="Default">
      <style:table-cell-properties fo:border-bottom="0.002cm solid #000000" fo:background-color="#dddddd" style:cell-protect="protected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7" style:family="table-cell" style:parent-style-name="Default" style:data-style-name="N1">
      <style:table-cell-properties fo:border-bottom="none" fo:background-color="#dddddd" style:cell-protect="protected" style:print-content="true" style:text-align-source="fix" style:repeat-content="false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dddddd" style:cell-protect="protected" style:print-content="true"/>
    </style:style>
    <style:style style:name="ce49" style:family="table-cell" style:parent-style-name="Default">
      <style:table-cell-properties fo:background-color="#dddddd" style:cell-protect="protected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ackground-color="#dddddd" style:cell-protect="protected" style:print-content="true" style:text-align-source="fix" style:repeat-content="false" fo:border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1" style:family="table-cell" style:parent-style-name="Default">
      <style:table-cell-properties fo:border-bottom="0.002cm solid #000000" fo:background-color="#dddddd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5" style:family="table-cell" style:parent-style-name="Default">
      <style:table-cell-properties fo:border-bottom="0.002cm solid #000000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end" fo:margin-left="0cm"/>
      <style:text-properties style:font-name="Times New Roman"/>
    </style:style>
    <style:style style:name="ce57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5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5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end" fo:margin-left="0cm"/>
      <style:text-properties style:font-name="Times New Roman"/>
    </style:style>
    <style:style style:name="ce60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62" style:family="table-cell" style:parent-style-name="Default">
      <style:table-cell-properties fo:background-color="#dddddd" style:cell-protect="protected" style:print-content="true" style:text-align-source="fix" style:repeat-content="false" fo:border="none" style:vertical-align="middle"/>
      <style:paragraph-properties fo:text-align="start" fo:margin-left="0.176cm"/>
      <style:text-properties style:font-name="Times New Roman"/>
    </style:style>
    <style:style style:name="ce63" style:family="table-cell" style:parent-style-name="Default">
      <style:table-cell-properties fo:border-bottom="0.002cm solid #000000" fo:background-color="#dddddd" style:cell-protect="none" style:print-content="true" style:text-align-source="fix" style:repeat-content="false" fo:border-left="none" fo:border-right="none" fo:border-top="none" style:vertical-align="middle"/>
      <style:paragraph-properties fo:text-align="start" fo:margin-left="0.176cm"/>
      <style:text-properties style:font-name="Times New Roman"/>
    </style:style>
    <style:style style:name="ce64" style:family="table-cell" style:parent-style-name="Default" style:data-style-name="N1">
      <style:table-cell-properties fo:border-bottom="0.002cm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65" style:family="table-cell" style:parent-style-name="Default">
      <style:table-cell-properties fo:border-bottom="0.002cm solid #000000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66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7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normal" style:font-weight-asian="normal" style:font-weight-complex="normal"/>
    </style:style>
    <style:style style:name="ce70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71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3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4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5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6" style:family="table-cell" style:parent-style-name="Default" style:data-style-name="N1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fo:color="#000000" style:font-name="Times New Roman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78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fo:color="#000000" style:font-name="Times New Roman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80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82" style:family="table-cell" style:parent-style-name="Default" style:data-style-name="N1">
      <style:table-cell-properties fo:border-bottom="0.002cm solid #000000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83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ontent-validations>
        <table:content-validation table:name="val1" table:base-cell-address="Feuille1.B1">
          <table:error-message table:message-type="stop" table:display="true"/>
        </table:content-validation>
        <table:content-validation table:name="val2" table:condition="of:cell-content-is-in-list(&quot; &quot;;&quot;Humain&quot;;&quot;Elfe&quot;;&quot;Nain&quot;;&quot;Mutant&quot;;&quot;Pan&quot;;&quot;Arlénien&quot;)" table:allow-empty-cell="false" table:display-list="unsorted" table:base-cell-address="Feuille1.B2">
          <table:error-message table:message-type="stop" table:display="true"/>
        </table:content-validation>
        <table:content-validation table:name="val3" table:condition="of:cell-content-is-in-list(&quot; &quot;;&quot;Masculin&quot;;&quot;Feminin&quot;;&quot;Assexué&quot;;&quot;Hermaphrodite&quot;)" table:allow-empty-cell="false" table:display-list="unsorted" table:base-cell-address="Feuille1.C4"/>
        <table:content-validation table:name="val4" table:condition="of:cell-content-is-in-list(&quot; &quot;;&quot;(A) Métatron&quot;;&quot;(A) Raziel&quot;;&quot;(A) Zaphkiel&quot;;&quot;(A) Tsadokiel&quot;;&quot;(A) Samael&quot;;&quot;(A) Mikael&quot;;&quot;(A) Haniel&quot;;&quot;(A) Raphaël&quot;;&quot;(A) Gabriel&quot;;&quot;(A) Sadalfone&quot;;&quot;-D- Satan&quot;;&quot;-D- Bélzébuth&quot;;&quot;-D- Lucifugus&quot;;&quot;-D- Astaroth&quot;;&quot;-D- Asmodée&quot;;&quot;-D- Bélphégor&quot;;&quot;-D- Ba'al&quot;;&quot;-D- Adramalec&quot;;&quot;-D- Lilith&quot;;&quot;-D- Nahémar&quot;)" table:allow-empty-cell="false" table:display-list="unsorted" table:base-cell-address="Feuille1.B5">
          <table:error-message table:message-type="stop" table:display="true"/>
        </table:content-validation>
        <table:content-validation table:name="val5" table:condition="of:cell-content-is-whole-number() and cell-content-is-between(10,60)" table:allow-empty-cell="true" table:base-cell-address="Feuille1.B6">
          <table:error-message table:message-type="stop" table:display="true">
            <text:p>Valeur entière devant être comprise entre 10 et 60 ans.</text:p>
          </table:error-message>
        </table:content-validation>
        <table:content-validation table:name="val6" table:condition="of:cell-content-is-whole-number() and cell-content()=0" table:allow-empty-cell="true" table:base-cell-address="Feuille1.C6">
          <table:error-message table:message-type="stop" table:display="true">
            <text:p>Valeur entière à mettre</text:p>
          </table:error-message>
        </table:content-validation>
        <table:content-validation table:name="val7" table:base-cell-address="Feuille1.J8">
          <table:error-message table:message-type="stop" table:display="true">
            <text:p>Valeur entière à mettre</text:p>
          </table:error-message>
        </table:content-validation>
        <table:content-validation table:name="val8" table:condition="of:cell-content-is-whole-number() and cell-content-is-between(-100,100)" table:allow-empty-cell="true" table:base-cell-address="Feuille1.K37">
          <table:error-message table:message-type="stop" table:display="true">
            <text:p>Valeur entière comprise entre -100 (0) et 100</text:p>
          </table:error-message>
        </table:content-validation>
        <table:content-validation table:name="val9" table:condition="of:cell-content-is-whole-number() and cell-content-is-between(0,100)" table:allow-empty-cell="true" table:base-cell-address="Feuille1.C36">
          <table:error-message table:message-type="stop" table:display="true">
            <text:p>Valeur entière comprise entre 0 et 100</text:p>
          </table:error-message>
        </table:content-validation>
        <table:content-validation table:name="val10" table:condition="of:cell-content-is-whole-number() and cell-content-is-between(3,18)" table:allow-empty-cell="true" table:base-cell-address="Feuille1.L2">
          <table:error-message table:message-type="stop" table:display="true">
            <text:p>Valeur entière comprise entre 3 et 18</text:p>
          </table:error-message>
        </table:content-validation>
        <table:content-validation table:name="val11" table:condition="of:cell-content-is-whole-number() and cell-content()&lt;=[.L6]" table:allow-empty-cell="true" table:base-cell-address="Feuille1.J6">
          <table:error-message table:message-type="stop" table:display="true">
            <text:p>Valeur incorrecte</text:p>
          </table:error-message>
        </table:content-validation>
        <table:content-validation table:name="val12" table:condition="of:cell-content-is-whole-number() and cell-content()&lt;=[.L7]" table:allow-empty-cell="true" table:base-cell-address="Feuille1.J7">
          <table:error-message table:message-type="stop" table:display="true">
            <text:p>Valeur incorrecte</text:p>
          </table:error-message>
        </table:content-validation>
        <table:content-validation table:name="val13" table:condition="of:cell-content-is-whole-number() and cell-content()&lt;=[.L8]" table:allow-empty-cell="true" table:base-cell-address="Feuille1.J8">
          <table:error-message table:message-type="stop" table:display="true">
            <text:p>Valeur incorrecte</text:p>
          </table:error-message>
        </table:content-validation>
        <table:content-validation table:name="val14" table:base-cell-address="Feuille1.M22">
          <table:error-message table:message-type="warning" table:display="true">
            <text:p>Vous avez dépensé plus de points que prévu !</text:p>
          </table:error-message>
        </table:content-validation>
      </table:content-validations>
      <table:table table:name="Feuille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010" table:default-cell-style-name="ce2"/>
        <table:table-row table:style-name="ro1">
          <table:table-cell table:style-name="ce1"/>
          <table:table-cell table:style-name="ce3"/>
          <table:table-cell table:style-name="ce17" table:content-validation-name="val1"/>
          <table:table-cell table:style-name="ce17" table:number-columns-repeated="4"/>
          <table:table-cell table:style-name="ce52"/>
          <table:table-cell table:style-name="ce3"/>
          <table:table-cell table:style-name="ce17" table:number-columns-repeated="5"/>
          <table:table-cell table:style-name="ce1" table:number-columns-repeated="1010"/>
        </table:table-row>
        <table:table-row table:style-name="ro2">
          <table:table-cell table:style-name="ce1"/>
          <table:table-cell table:style-name="ce4" office:value-type="string">
            <text:p>Nom :</text:p>
          </table:table-cell>
          <table:table-cell table:style-name="ce18" table:content-validation-name="val1" office:value-type="string">
            <text:p>Mordred</text:p>
          </table:table-cell>
          <table:table-cell table:style-name="ce27" table:number-columns-repeated="2"/>
          <table:table-cell table:style-name="ce40"/>
          <table:table-cell table:style-name="ce47"/>
          <table:table-cell table:style-name="ce53"/>
          <table:table-cell table:style-name="ce4" office:value-type="string">
            <text:p>Caractéristiques du personnage :</text:p>
          </table:table-cell>
          <table:table-cell table:style-name="ce27" table:number-columns-repeated="4"/>
          <table:table-cell table:style-name="ce71"/>
          <table:table-cell table:style-name="ce1" table:number-columns-repeated="1010"/>
        </table:table-row>
        <table:table-row table:style-name="ro2">
          <table:table-cell/>
          <table:table-cell table:style-name="ce5" office:value-type="string">
            <text:p>Peuple :</text:p>
          </table:table-cell>
          <table:table-cell table:style-name="ce19" table:content-validation-name="val2" office:value-type="string">
            <text:p>Mutant</text:p>
          </table:table-cell>
          <table:table-cell table:style-name="ce20"/>
          <table:table-cell table:style-name="ce15"/>
          <table:table-cell table:style-name="ce41"/>
          <table:table-cell table:style-name="ce48"/>
          <table:table-cell table:style-name="ce54"/>
          <table:table-cell table:style-name="ce6" office:value-type="string">
            <text:p>FOR</text:p>
          </table:table-cell>
          <table:table-cell table:style-name="ce19" table:content-validation-name="val10" office:value-type="float" office:value="13">
            <text:p>13</text:p>
          </table:table-cell>
          <table:table-cell office:value-type="string">
            <text:p>DEX</text:p>
          </table:table-cell>
          <table:table-cell table:style-name="ce19" table:content-validation-name="val10" office:value-type="float" office:value="14">
            <text:p>14</text:p>
          </table:table-cell>
          <table:table-cell office:value-type="string">
            <text:p>POU</text:p>
          </table:table-cell>
          <table:table-cell table:style-name="ce72" table:content-validation-name="val10" office:value-type="float" office:value="11">
            <text:p>11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Sexe :</text:p>
          </table:table-cell>
          <table:table-cell table:style-name="ce19" table:content-validation-name="val3" office:value-type="string">
            <text:p>Masculin</text:p>
          </table:table-cell>
          <table:table-cell table:style-name="ce20"/>
          <table:table-cell table:style-name="ce15"/>
          <table:table-cell table:style-name="ce41"/>
          <table:table-cell table:style-name="ce48"/>
          <table:table-cell table:style-name="ce54"/>
          <table:table-cell table:style-name="ce6" office:value-type="string">
            <text:p>CON</text:p>
          </table:table-cell>
          <table:table-cell table:style-name="ce19" table:content-validation-name="val10" office:value-type="float" office:value="7">
            <text:p>7</text:p>
          </table:table-cell>
          <table:table-cell office:value-type="string">
            <text:p>APP</text:p>
          </table:table-cell>
          <table:table-cell table:style-name="ce19" table:content-validation-name="val10" office:value-type="float" office:value="7">
            <text:p>7</text:p>
          </table:table-cell>
          <table:table-cell office:value-type="string">
            <text:p>Idée</text:p>
          </table:table-cell>
          <table:table-cell table:style-name="ce73" table:formula="of:=[.L5]*5" office:value-type="float" office:value="20">
            <text:p>20</text:p>
          </table:table-cell>
          <table:table-cell table:number-columns-repeated="1010"/>
        </table:table-row>
        <table:table-row table:style-name="ro2">
          <table:table-cell/>
          <table:table-cell table:style-name="ce6"/>
          <table:table-cell table:number-columns-repeated="3"/>
          <table:table-cell table:style-name="ce42"/>
          <table:table-cell table:style-name="ce49"/>
          <table:table-cell table:style-name="ce54"/>
          <table:table-cell table:style-name="ce6" office:value-type="string">
            <text:p>TAI</text:p>
          </table:table-cell>
          <table:table-cell table:style-name="ce19" table:content-validation-name="val10" office:value-type="float" office:value="9">
            <text:p>9</text:p>
          </table:table-cell>
          <table:table-cell office:value-type="string">
            <text:p>INT</text:p>
          </table:table-cell>
          <table:table-cell table:style-name="ce19" table:content-validation-name="val10" office:value-type="float" office:value="4">
            <text:p>4</text:p>
          </table:table-cell>
          <table:table-cell office:value-type="string">
            <text:p>Chance</text:p>
          </table:table-cell>
          <table:table-cell table:style-name="ce73" table:formula="of:=[.N3]*5" office:value-type="float" office:value="55">
            <text:p>55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Divinité :</text:p>
          </table:table-cell>
          <table:table-cell table:style-name="ce19" table:content-validation-name="val4" office:value-type="string">
            <text:p><text:s/></text:p>
          </table:table-cell>
          <table:table-cell table:style-name="ce28"/>
          <table:table-cell/>
          <table:table-cell table:style-name="ce42"/>
          <table:table-cell table:style-name="ce49"/>
          <table:table-cell table:style-name="ce54"/>
          <table:table-cell table:style-name="ce6"/>
          <table:table-cell table:number-columns-repeated="4"/>
          <table:table-cell table:style-name="ce73"/>
          <table:table-cell table:number-columns-repeated="1010"/>
        </table:table-row>
        <table:table-row table:style-name="ro2">
          <table:table-cell/>
          <table:table-cell table:style-name="ce5" office:value-type="string">
            <text:p>Age :</text:p>
          </table:table-cell>
          <table:table-cell table:style-name="ce19" table:content-validation-name="val5" office:value-type="float" office:value="23">
            <text:p>23</text:p>
          </table:table-cell>
          <table:table-cell table:style-name="ce28" table:content-validation-name="val6"/>
          <table:table-cell/>
          <table:table-cell table:style-name="ce42"/>
          <table:table-cell table:style-name="ce49"/>
          <table:table-cell table:style-name="ce54"/>
          <table:table-cell table:style-name="ce5" office:value-type="string">
            <text:p>Points de Vie :</text:p>
          </table:table-cell>
          <table:table-cell table:number-columns-repeated="2"/>
          <table:table-cell table:style-name="ce19" table:content-validation-name="val11"/>
          <table:table-cell table:style-name="ce66" office:value-type="string">
            <text:p>/</text:p>
          </table:table-cell>
          <table:table-cell table:style-name="ce73" table:formula="of:=ROUNDUP(([.J4]+[.J5])/2)" office:value-type="float" office:value="8">
            <text:p>8</text:p>
          </table:table-cell>
          <table:table-cell table:number-columns-repeated="1010"/>
        </table:table-row>
        <table:table-row table:style-name="ro2">
          <table:table-cell/>
          <table:table-cell table:style-name="ce5"/>
          <table:table-cell table:style-name="ce20"/>
          <table:table-cell table:content-validation-name="val7"/>
          <table:table-cell/>
          <table:table-cell table:style-name="ce42"/>
          <table:table-cell table:style-name="ce50"/>
          <table:table-cell table:style-name="ce54"/>
          <table:table-cell table:style-name="ce5" office:value-type="string">
            <text:p>Points de Spirit :</text:p>
          </table:table-cell>
          <table:table-cell table:number-columns-repeated="2"/>
          <table:table-cell table:style-name="ce19" table:content-validation-name="val12"/>
          <table:table-cell table:style-name="ce66" office:value-type="string">
            <text:p>/</text:p>
          </table:table-cell>
          <table:table-cell table:style-name="ce73" table:formula="of:=[.N3]" office:value-type="float" office:value="11">
            <text:p>11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>
            <text:p>Bonus aux dégâts :</text:p>
          </table:table-cell>
          <table:table-cell table:style-name="ce21"/>
          <table:table-cell table:style-name="ce21" table:formula="of:=IF([.J3]+[.J5]&lt;20; &quot;Aucun&quot;; IF([.J3]+[.J5]&lt;28; &quot;+1D3&quot;; IF([.J3]+[.J5]&lt;36; &quot;+1D6&quot;; &quot;+2D6&quot;)))" office:value-type="string" office:string-value="+1D3">
            <text:p>+1D3</text:p>
          </table:table-cell>
          <table:table-cell table:style-name="ce21"/>
          <table:table-cell table:style-name="ce43"/>
          <table:table-cell table:style-name="ce51"/>
          <table:table-cell table:style-name="ce55"/>
          <table:table-cell table:style-name="ce7"/>
          <table:table-cell table:style-name="ce61" table:number-columns-repeated="2"/>
          <table:table-cell table:style-name="ce64" table:content-validation-name="val13"/>
          <table:table-cell table:style-name="ce61"/>
          <table:table-cell table:style-name="ce74"/>
          <table:table-cell table:number-columns-repeated="1010"/>
        </table:table-row>
        <table:table-row table:style-name="ro2">
          <table:table-cell/>
          <table:table-cell table:style-name="ce8" table:number-columns-repeated="12"/>
          <table:table-cell table:style-name="ce20"/>
          <table:table-cell table:number-columns-repeated="1010"/>
        </table:table-row>
        <table:table-row table:style-name="ro2">
          <table:table-cell/>
          <table:table-cell table:style-name="ce9" office:value-type="string">
            <text:p>CONnaissances</text:p>
          </table:table-cell>
          <table:table-cell table:style-name="ce22"/>
          <table:table-cell table:style-name="ce29" office:value-type="string">
            <text:p>(INT)</text:p>
          </table:table-cell>
          <table:table-cell table:style-name="ce37" office:value-type="string">
            <text:p>PERception</text:p>
          </table:table-cell>
          <table:table-cell table:style-name="ce44"/>
          <table:table-cell table:style-name="ce22"/>
          <table:table-cell table:style-name="ce56" office:value-type="string">
            <text:p>(INT, POU)</text:p>
          </table:table-cell>
          <table:table-cell table:style-name="ce37" office:value-type="string">
            <text:p>AGIlité</text:p>
          </table:table-cell>
          <table:table-cell table:style-name="ce22" table:number-columns-repeated="2"/>
          <table:table-cell table:style-name="ce56" office:value-type="string">
            <text:p>(DEX, FOR, TAI)</text:p>
          </table:table-cell>
          <table:table-cell table:style-name="ce67" office:value-type="string">
            <text:p>Infos conversion</text:p>
          </table:table-cell>
          <table:table-cell table:style-name="ce75"/>
          <table:table-cell table:number-columns-repeated="1010"/>
        </table:table-row>
        <table:table-row table:style-name="ro2">
          <table:table-cell/>
          <table:table-cell table:style-name="ce10" office:value-type="string">
            <text:p>Art de la guerre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 office:value-type="string">
            <text:p>Chercher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Acrobaties</text:p>
          </table:table-cell>
          <table:table-cell table:style-name="ce8" table:number-columns-repeated="2"/>
          <table:table-cell table:style-name="ce57" table:content-validation-name="val8" office:value-type="float" office:value="20">
            <text:p>20</text:p>
          </table:table-cell>
          <table:table-cell table:style-name="ce10" office:value-type="string">
            <text:p>CON %</text:p>
          </table:table-cell>
          <table:table-cell table:style-name="ce73" table:formula="of:=IF([.L5]&lt;12; 5; IF([.L5]&lt;16; 10; 15))" office:value-type="float" office:value="5">
            <text:p>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Artisanat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 office:value-type="string">
            <text:p>Écouter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Équitation</text:p>
          </table:table-cell>
          <table:table-cell table:style-name="ce8" table:number-columns-repeated="2"/>
          <table:table-cell table:style-name="ce57" table:content-validation-name="val8" office:value-type="float" office:value="20">
            <text:p>20</text:p>
          </table:table-cell>
          <table:table-cell table:style-name="ce10" office:value-type="string">
            <text:p>PER %</text:p>
          </table:table-cell>
          <table:table-cell table:style-name="ce73" table:formula="of:=IF(([.L5]+[.N3])/2&lt;12; 5; IF(([.L5]+[.N3])/2&lt;16; 10; 15))" office:value-type="float" office:value="5">
            <text:p>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Astronomie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 office:value-type="string">
            <text:p>Lecture sur les lèvres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Escalade</text:p>
          </table:table-cell>
          <table:table-cell table:style-name="ce8" table:number-columns-repeated="2"/>
          <table:table-cell table:style-name="ce57" table:content-validation-name="val8" office:value-type="float" office:value="20">
            <text:p>20</text:p>
          </table:table-cell>
          <table:table-cell table:style-name="ce10" office:value-type="string">
            <text:p>COM %</text:p>
          </table:table-cell>
          <table:table-cell table:style-name="ce73" table:formula="of:=IF(([.J3]+[.L3])/2&lt;12; 5; IF(([.J3]+[.L3])/2&lt;16; 10; 15))" office:value-type="float" office:value="10">
            <text:p>1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Archéologie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 office:value-type="string">
            <text:p>Intuition magique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Fuite</text:p>
          </table:table-cell>
          <table:table-cell table:style-name="ce8" table:number-columns-repeated="2"/>
          <table:table-cell table:style-name="ce57" table:content-validation-name="val8" office:value-type="float" office:value="20">
            <text:p>20</text:p>
          </table:table-cell>
          <table:table-cell table:style-name="ce10" office:value-type="string">
            <text:p>AGI %</text:p>
          </table:table-cell>
          <table:table-cell table:style-name="ce73" table:formula="of:=IF(([.J3]+[.L3]+[.J5])/3&lt;12; 5; IF(([.J3]+[.L3]+[.J5])/3&lt;16; 10; 15))" office:value-type="float" office:value="10">
            <text:p>1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Bibliothèque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 office:value-type="string">
            <text:p>Pister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Sauter</text:p>
          </table:table-cell>
          <table:table-cell table:style-name="ce8" table:number-columns-repeated="2"/>
          <table:table-cell table:style-name="ce57" table:content-validation-name="val8" office:value-type="float" office:value="20">
            <text:p>20</text:p>
          </table:table-cell>
          <table:table-cell table:style-name="ce10" office:value-type="string">
            <text:p>MAN %</text:p>
          </table:table-cell>
          <table:table-cell table:style-name="ce73" table:formula="of:=IF(([.L3]+[.L5])/2&lt;11; 5; IF(([.L3]+[.L5])/2&lt;15; 10; 15))" office:value-type="float" office:value="5">
            <text:p>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Connaissance (nature)</text:p>
          </table:table-cell>
          <table:table-cell table:style-name="ce8"/>
          <table:table-cell table:style-name="ce30" table:content-validation-name="val8" office:value-type="float" office:value="15">
            <text:p>15</text:p>
          </table:table-cell>
          <table:table-cell table:style-name="ce10" office:value-type="string">
            <text:p>Sentir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Vol à la tire</text:p>
          </table:table-cell>
          <table:table-cell table:style-name="ce8" table:number-columns-repeated="2"/>
          <table:table-cell table:style-name="ce57" table:content-validation-name="val8" office:value-type="float" office:value="20">
            <text:p>20</text:p>
          </table:table-cell>
          <table:table-cell table:style-name="ce10" office:value-type="string">
            <text:p>SOC %</text:p>
          </table:table-cell>
          <table:table-cell table:style-name="ce73" table:formula="of:=IF(([.L5]+[.L4])/2&lt;12; 5; IF(([.L5]+[.L4])/2&lt;16; 10; 15))" office:value-type="float" office:value="5">
            <text:p>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Connaissance (magie)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 office:value-type="string">
            <text:p>Sixième sens</text:p>
          </table:table-cell>
          <table:table-cell table:style-name="ce16"/>
          <table:table-cell table:style-name="ce8"/>
          <table:table-cell table:style-name="ce57" table:content-validation-name="val8" office:value-type="float" office:value="40">
            <text:p>40</text:p>
          </table:table-cell>
          <table:table-cell table:style-name="ce10"/>
          <table:table-cell table:style-name="ce8" table:number-columns-repeated="2"/>
          <table:table-cell table:style-name="ce58"/>
          <table:table-cell table:style-name="ce10" office:value-type="string">
            <text:p>EFF %</text:p>
          </table:table-cell>
          <table:table-cell table:style-name="ce73" table:formula="of:=IF([.N3]&lt;12; 5; IF([.N3]&lt;16; 10; 15))" office:value-type="float" office:value="5">
            <text:p>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Comptabilité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 office:value-type="string">
            <text:p>Vigilance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38" office:value-type="string">
            <text:p>MANipulation</text:p>
          </table:table-cell>
          <table:table-cell table:style-name="ce8" table:number-columns-repeated="2"/>
          <table:table-cell table:style-name="ce59" office:value-type="string">
            <text:p>(INT, DEX)</text:p>
          </table:table-cell>
          <table:table-cell table:style-name="ce68"/>
          <table:table-cell table:style-name="ce73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Cryptographie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Conduire/Piloter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68" office:value-type="string">
            <text:p>Points à répartir</text:p>
          </table:table-cell>
          <table:table-cell table:style-name="ce73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Dressage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38" office:value-type="string">
            <text:p>COMbat</text:p>
          </table:table-cell>
          <table:table-cell table:style-name="ce45"/>
          <table:table-cell table:style-name="ce8"/>
          <table:table-cell table:style-name="ce59" office:value-type="string">
            <text:p>(DEX, FOR)</text:p>
          </table:table-cell>
          <table:table-cell table:style-name="ce10" office:value-type="string">
            <text:p>Déguisement</text:p>
          </table:table-cell>
          <table:table-cell table:style-name="ce8" table:number-columns-repeated="2"/>
          <table:table-cell table:style-name="ce57" table:content-validation-name="val8" office:value-type="float" office:value="15">
            <text:p>15</text:p>
          </table:table-cell>
          <table:table-cell table:style-name="ce69" office:value-type="string">
            <text:p>Pts Esquive</text:p>
          </table:table-cell>
          <table:table-cell table:style-name="ce73" table:formula="of:=[.L3]*2" office:value-type="float" office:value="28">
            <text:p>28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Droit, Admin et Usages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 office:value-type="string">
            <text:p>Bagarre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Discrétion</text:p>
          </table:table-cell>
          <table:table-cell table:style-name="ce8" table:number-columns-repeated="2"/>
          <table:table-cell table:style-name="ce57" table:content-validation-name="val8" office:value-type="float" office:value="50">
            <text:p>50</text:p>
          </table:table-cell>
          <table:table-cell table:style-name="ce69" office:value-type="string">
            <text:p>Pts Langue</text:p>
          </table:table-cell>
          <table:table-cell table:style-name="ce73" table:formula="of:=[.L5]*5" office:value-type="float" office:value="20">
            <text:p>2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Histoire et Géographie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 office:value-type="string">
            <text:p>Lutte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Esquiver (DEX x2)</text:p>
          </table:table-cell>
          <table:table-cell table:style-name="ce8" table:number-columns-repeated="2"/>
          <table:table-cell table:style-name="ce57" table:content-validation-name="val8" office:value-type="float" office:value="28">
            <text:p>28</text:p>
          </table:table-cell>
          <table:table-cell table:style-name="ce10" office:value-type="string">
            <text:p>Pts Peuple</text:p>
          </table:table-cell>
          <table:table-cell table:style-name="ce73" table:formula="of:=IF([.C3]=&quot;Humain&quot;; 85; IF([.C3]=&quot;Elfe&quot;; 90; IF([.C3]=&quot;Nain&quot;; 80; IF([.C3]=&quot;Mutant&quot;; 95; IF([.C3]=&quot;Pan&quot;; 90; IF([.C3]=&quot;Arlénien&quot;; 100; 0))))))" office:value-type="float" office:value="95">
            <text:p>9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Informatique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 office:value-type="string">
            <text:p>Parade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Sabotage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Pts CON</text:p>
          </table:table-cell>
          <table:table-cell table:style-name="ce73" table:formula="of:=[.N12] * 22" office:value-type="float" office:value="110">
            <text:p>11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Ingénierie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 office:value-type="string">
            <text:p>Bouclier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Serrurerie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Pts PER</text:p>
          </table:table-cell>
          <table:table-cell table:style-name="ce73" table:formula="of:=[.N13] * 8" office:value-type="float" office:value="40">
            <text:p>4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Langue natale (INT x5)</text:p>
          </table:table-cell>
          <table:table-cell table:style-name="ce8"/>
          <table:table-cell table:style-name="ce30" table:content-validation-name="val8" office:value-type="float" office:value="20">
            <text:p>20</text:p>
          </table:table-cell>
          <table:table-cell table:style-name="ce10" office:value-type="string">
            <text:p>Fouet (arme spéciale)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Survie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Pts COM</text:p>
          </table:table-cell>
          <table:table-cell table:style-name="ce73" table:formula="of:=[.N14] * 9" office:value-type="float" office:value="90">
            <text:p>9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Langues mortes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 office:value-type="string">
            <text:p>Armes de mêlée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/>
          <table:table-cell table:style-name="ce8" table:number-columns-repeated="2"/>
          <table:table-cell table:style-name="ce58"/>
          <table:table-cell table:style-name="ce10" office:value-type="string">
            <text:p>Pts AGI</text:p>
          </table:table-cell>
          <table:table-cell table:style-name="ce73" table:formula="of:=[.N15] * 6" office:value-type="float" office:value="60">
            <text:p>6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Médecine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 office:value-type="string">
            <text:p>Armes d'hast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38" office:value-type="string">
            <text:p>SOCiales</text:p>
          </table:table-cell>
          <table:table-cell table:style-name="ce8" table:number-columns-repeated="2"/>
          <table:table-cell table:style-name="ce59" office:value-type="string">
            <text:p>(INT, APP)</text:p>
          </table:table-cell>
          <table:table-cell table:style-name="ce10" office:value-type="string">
            <text:p>Pts MAN</text:p>
          </table:table-cell>
          <table:table-cell table:style-name="ce73" table:formula="of:=[.N16] * 6" office:value-type="float" office:value="30">
            <text:p>3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Méditation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 office:value-type="string">
            <text:p>Armes de tir</text:p>
          </table:table-cell>
          <table:table-cell table:style-name="ce16"/>
          <table:table-cell table:style-name="ce8"/>
          <table:table-cell table:style-name="ce57" table:content-validation-name="val8" office:value-type="float" office:value="70">
            <text:p>70</text:p>
          </table:table-cell>
          <table:table-cell table:style-name="ce10" office:value-type="string">
            <text:p>Comédie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Pts SOC</text:p>
          </table:table-cell>
          <table:table-cell table:style-name="ce73" table:formula="of:=[.N17] * 8" office:value-type="float" office:value="40">
            <text:p>4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Occultisme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 office:value-type="string">
            <text:p>Armes de lancer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Connaissance de la rue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Au choix</text:p>
          </table:table-cell>
          <table:table-cell table:style-name="ce73" table:content-validation-name="val14" office:value-type="float" office:value="300">
            <text:p>30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otions et herbes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Empathie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69" office:value-type="string">
            <text:p>Pts XP</text:p>
          </table:table-cell>
          <table:table-cell table:style-name="ce76"/>
          <table:table-cell table:number-columns-repeated="1010"/>
        </table:table-row>
        <table:table-row table:style-name="ro2">
          <table:table-cell/>
          <table:table-cell table:style-name="ce10" office:value-type="string">
            <text:p>Psychanalyse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Intimidation</text:p>
          </table:table-cell>
          <table:table-cell table:style-name="ce8" table:number-columns-repeated="2"/>
          <table:table-cell table:style-name="ce57" table:content-validation-name="val8" office:value-type="float" office:value="15">
            <text:p>15</text:p>
          </table:table-cell>
          <table:table-cell table:style-name="ce38" office:value-type="string">
            <text:p>Total</text:p>
          </table:table-cell>
          <table:table-cell table:style-name="ce77" table:formula="of:=SUM([.N21:.N31]) + [.N18]* COUNTA([.H39:.H55])" office:value-type="float" office:value="828">
            <text:p>828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Psychologie</text:p>
          </table:table-cell>
          <table:table-cell table:style-name="ce8"/>
          <table:table-cell table:style-name="ce30" table:content-validation-name="val8" office:value-type="float" office:value="5">
            <text:p>5</text:p>
          </table:table-cell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Leadership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Reste</text:p>
          </table:table-cell>
          <table:table-cell table:style-name="ce78" table:formula="of:=[.N32] - SUM([.D12:.D34])  - SUM([.H12:.H19])  - SUM([.H22:.H30])  - SUM([.L12:.L17]) - SUM([.L20:.L26]) - SUM([.L29:.L36]) - SUM([.H39:.H55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Secourisme</text:p>
          </table:table-cell>
          <table:table-cell table:style-name="ce16"/>
          <table:table-cell table:style-name="ce31" table:content-validation-name="val8" office:value-type="float" office:value="5">
            <text:p>5</text:p>
          </table:table-cell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Persuasion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/>
          <table:table-cell table:style-name="ce73" table:content-validation-name="val14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6"/>
          <table:table-cell table:style-name="ce32" table:content-validation-name="val8"/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Savoir-vivre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69"/>
          <table:table-cell table:style-name="ce78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1"/>
          <table:table-cell table:style-name="ce23"/>
          <table:table-cell table:style-name="ce33"/>
          <table:table-cell table:style-name="ce11"/>
          <table:table-cell table:style-name="ce23" table:number-columns-repeated="2"/>
          <table:table-cell table:style-name="ce33"/>
          <table:table-cell table:style-name="ce11" office:value-type="string">
            <text:p>Séduction</text:p>
          </table:table-cell>
          <table:table-cell table:style-name="ce23" table:number-columns-repeated="2"/>
          <table:table-cell table:style-name="ce65" table:content-validation-name="val8" office:value-type="float" office:value="5">
            <text:p>5</text:p>
          </table:table-cell>
          <table:table-cell table:style-name="ce70"/>
          <table:table-cell table:style-name="ce79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Default" table:number-columns-repeated="13"/>
          <table:table-cell table:number-columns-repeated="1010"/>
        </table:table-row>
        <table:table-row table:style-name="ro2">
          <table:table-cell/>
          <table:table-cell table:style-name="ce12" office:value-type="string">
            <text:p>EFFect (<text:span text:style-name="T1">POU</text:span>)</text:p>
          </table:table-cell>
          <table:table-cell table:style-name="ce24"/>
          <table:table-cell table:style-name="ce34"/>
          <table:table-cell table:style-name="ce12" office:value-type="string">
            <text:p>Rang</text:p>
          </table:table-cell>
          <table:table-cell table:style-name="ce34"/>
          <table:table-cell table:style-name="ce12" office:value-type="string">
            <text:p>Points</text:p>
          </table:table-cell>
          <table:table-cell table:style-name="ce34"/>
          <table:table-cell table:style-name="ce12" office:value-type="string">
            <text:p>Description</text:p>
          </table:table-cell>
          <table:table-cell table:style-name="ce24" table:number-columns-repeated="4"/>
          <table:table-cell table:style-name="ce80"/>
          <table:table-cell table:number-columns-repeated="1010"/>
        </table:table-row>
        <table:table-row table:style-name="ro2">
          <table:table-cell/>
          <table:table-cell table:style-name="ce13" office:value-type="string">
            <text:p>Transformation en fumée</text:p>
          </table:table-cell>
          <table:table-cell table:style-name="ce25"/>
          <table:table-cell table:style-name="ce35"/>
          <table:table-cell table:style-name="ce13"/>
          <table:table-cell table:style-name="ce35" office:value-type="string">
            <text:p>B</text:p>
          </table:table-cell>
          <table:table-cell table:style-name="ce13" table:content-validation-name="val9"/>
          <table:table-cell table:style-name="ce35" office:value-type="float" office:value="70">
            <text:p>70</text:p>
          </table:table-cell>
          <table:table-cell table:style-name="ce13" office:value-type="string">
            <text:p>Permet de se transformer en une fumée pendant un 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tour de combat, ou durant 1D100 secondes, hors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combat, le rendant intouchable, et augmentant la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discrétion de 25%. Coûte 2PS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/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 office:value-type="string">
            <text:p>Brouillard</text:p>
          </table:table-cell>
          <table:table-cell table:style-name="ce25"/>
          <table:table-cell table:style-name="ce35"/>
          <table:table-cell table:style-name="ce13"/>
          <table:table-cell table:style-name="ce35" office:value-type="string">
            <text:p>C</text:p>
          </table:table-cell>
          <table:table-cell table:style-name="ce13" table:content-validation-name="val9"/>
          <table:table-cell table:style-name="ce35" office:value-type="float" office:value="60">
            <text:p>60</text:p>
          </table:table-cell>
          <table:table-cell table:style-name="ce13" office:value-type="string">
            <text:p>Invoque à l'endroit ciblé un brouillard de 1D6 mètres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Peut provoquer des malus aux compétences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Coûte 1 à 2 PS (pour 3 à 6 mètres)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/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 office:value-type="string">
            <text:p>Image Miroir</text:p>
          </table:table-cell>
          <table:table-cell table:style-name="ce25"/>
          <table:table-cell table:style-name="ce35"/>
          <table:table-cell table:style-name="ce13"/>
          <table:table-cell table:style-name="ce35" office:value-type="string">
            <text:p>C</text:p>
          </table:table-cell>
          <table:table-cell table:style-name="ce13" table:content-validation-name="val9"/>
          <table:table-cell table:style-name="ce35" office:value-type="float" office:value="50">
            <text:p>50</text:p>
          </table:table-cell>
          <table:table-cell table:style-name="ce60" office:value-type="string">
            <text:p>Crée une image du lanceur, visible pendant un tour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de combat, ou 1D6 secondes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39"/>
          <table:table-cell table:style-name="ce46"/>
          <table:table-cell table:style-name="ce13" table:content-validation-name="val9"/>
          <table:table-cell table:style-name="ce35"/>
          <table:table-cell table:style-name="ce13" office:value-type="string">
            <text:p>Coûte 1 PS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/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 office:value-type="string">
            <text:p>Double pistolet</text:p>
          </table:table-cell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Dégâts : 2D3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/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 office:value-type="string">
            <text:p>Mutation</text:p>
          </table:table-cell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Ecailles de reptile le long du bras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4"/>
          <table:table-cell table:style-name="ce26"/>
          <table:table-cell table:style-name="ce36"/>
          <table:table-cell table:style-name="ce14"/>
          <table:table-cell table:style-name="ce36"/>
          <table:table-cell table:style-name="ce14" table:content-validation-name="val9"/>
          <table:table-cell table:style-name="ce36"/>
          <table:table-cell table:style-name="ce14"/>
          <table:table-cell table:style-name="ce26"/>
          <table:table-cell table:style-name="ce63"/>
          <table:table-cell table:style-name="ce26" table:number-columns-repeated="2"/>
          <table:table-cell table:style-name="ce82"/>
          <table:table-cell table:number-columns-repeated="1010"/>
        </table:table-row>
        <table:table-row table:style-name="ro2">
          <table:table-cell/>
          <table:table-cell table:style-name="ce15" table:number-columns-repeated="13"/>
          <table:table-cell table:number-columns-repeated="1010"/>
        </table:table-row>
        <table:table-row table:style-name="ro2">
          <table:table-cell/>
          <table:table-cell table:style-name="ce16"/>
          <table:table-cell table:style-name="ce8" table:number-columns-repeated="2"/>
          <table:table-cell table:style-name="ce16" table:number-columns-repeated="2"/>
          <table:table-cell table:style-name="ce8"/>
          <table:table-cell table:style-name="ce16"/>
          <table:table-cell table:style-name="ce45"/>
          <table:table-cell table:style-name="ce8" table:number-columns-repeated="2"/>
          <table:table-cell table:style-name="ce16" table:number-columns-repeated="2"/>
          <table:table-cell table:style-name="ce83"/>
          <table:table-cell table:number-columns-repeated="1010"/>
        </table:table-row>
        <table:table-row table:style-name="ro2" table:number-rows-repeated="7">
          <table:table-cell/>
          <table:table-cell table:style-name="ce16"/>
          <table:table-cell table:style-name="ce8" table:number-columns-repeated="2"/>
          <table:table-cell table:style-name="ce16" table:number-columns-repeated="2"/>
          <table:table-cell table:style-name="ce8"/>
          <table:table-cell table:style-name="ce16" table:number-columns-repeated="2"/>
          <table:table-cell table:style-name="ce8" table:number-columns-repeated="2"/>
          <table:table-cell table:style-name="ce16" table:number-columns-repeated="2"/>
          <table:table-cell table:style-name="ce83"/>
          <table:table-cell table:number-columns-repeated="1010"/>
        </table:table-row>
        <table:table-row table:style-name="ro2">
          <table:table-cell/>
          <table:table-cell table:style-name="ce16" table:number-columns-repeated="12"/>
          <table:table-cell table:style-name="ce83"/>
          <table:table-cell table:number-columns-repeated="101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writing-mode="lr-tb">
        <style:background-image xlink:href="Pictures/100000000000067400000922F2EA59EA.jpg" xlink:type="simple" xlink:actuate="onLoad" style:repeat="stretch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8/08/2017</text:date>, <text:time>17:1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33:57.96</meta:creation-date>
    <dc:date>2017-08-08T17:19:40.17</dc:date>
    <meta:editing-duration>PT10H34M1S</meta:editing-duration>
    <meta:editing-cycles>146</meta:editing-cycles>
    <meta:generator>OpenOffice/4.1.3$Win32 OpenOffice.org_project/413m1$Build-9783</meta:generator>
    <meta:document-statistic meta:table-count="1" meta:cell-count="239" meta:object-count="0"/>
  </office:meta>
</office:document-meta>
</file>